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3-1200B-S2-N01N0R-ST5-CLA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deltav</text:p>
          </table:table-cell>
          <table:table-cell office:value-type="string" calcext:value-type="string">
            <text:p>time to orbit</text:p>
          </table:table-cell>
          <table:table-cell office:value-type="string" calcext:value-type="string">
            <text:p>ec remain</text:p>
          </table:table-cell>
          <table:table-cell office:value-type="string" calcext:value-type="string">
            <text:p>ap error</text:p>
          </table:table-cell>
          <table:table-cell office:value-type="string" calcext:value-type="string">
            <text:p>pe err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1.46" calcext:value-type="float">
            <text:p>1511.46</text:p>
          </table:table-cell>
          <table:table-cell office:value-type="float" office:value="381.92" calcext:value-type="float">
            <text:p>381.92</text:p>
          </table:table-cell>
          <table:table-cell office:value-type="float" office:value="203.81" calcext:value-type="float">
            <text:p>203.81</text:p>
          </table:table-cell>
          <table:table-cell office:value-type="float" office:value="53.54" calcext:value-type="float">
            <text:p>53.54</text:p>
          </table:table-cell>
          <table:table-cell office:value-type="float" office:value="-151.66" calcext:value-type="float">
            <text:p>-151.66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3.15" calcext:value-type="float">
            <text:p>1513.15</text:p>
          </table:table-cell>
          <table:table-cell office:value-type="float" office:value="421.91" calcext:value-type="float">
            <text:p>421.91</text:p>
          </table:table-cell>
          <table:table-cell office:value-type="float" office:value="202.96" calcext:value-type="float">
            <text:p>202.96</text:p>
          </table:table-cell>
          <table:table-cell office:value-type="float" office:value="36.03" calcext:value-type="float">
            <text:p>36.03</text:p>
          </table:table-cell>
          <table:table-cell office:value-type="float" office:value="-156.42" calcext:value-type="float">
            <text:p>-156.42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14.93" calcext:value-type="float">
            <text:p>1514.93</text:p>
          </table:table-cell>
          <table:table-cell office:value-type="float" office:value="470.07" calcext:value-type="float">
            <text:p>470.07</text:p>
          </table:table-cell>
          <table:table-cell office:value-type="float" office:value="202.4" calcext:value-type="float">
            <text:p>202.4</text:p>
          </table:table-cell>
          <table:table-cell office:value-type="float" office:value="51.43" calcext:value-type="float">
            <text:p>51.43</text:p>
          </table:table-cell>
          <table:table-cell office:value-type="float" office:value="-176.89" calcext:value-type="float">
            <text:p>-176.89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6.69" calcext:value-type="float">
            <text:p>1516.69</text:p>
          </table:table-cell>
          <table:table-cell office:value-type="float" office:value="530.18" calcext:value-type="float">
            <text:p>530.18</text:p>
          </table:table-cell>
          <table:table-cell office:value-type="float" office:value="201.22" calcext:value-type="float">
            <text:p>201.22</text:p>
          </table:table-cell>
          <table:table-cell office:value-type="float" office:value="51.12" calcext:value-type="float">
            <text:p>51.12</text:p>
          </table:table-cell>
          <table:table-cell office:value-type="float" office:value="-166.63" calcext:value-type="float">
            <text:p>-166.63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7.53" calcext:value-type="float">
            <text:p>1517.53</text:p>
          </table:table-cell>
          <table:table-cell office:value-type="float" office:value="601.01" calcext:value-type="float">
            <text:p>601.01</text:p>
          </table:table-cell>
          <table:table-cell office:value-type="float" office:value="208.49" calcext:value-type="float">
            <text:p>208.49</text:p>
          </table:table-cell>
          <table:table-cell office:value-type="float" office:value="50.76" calcext:value-type="float">
            <text:p>50.76</text:p>
          </table:table-cell>
          <table:table-cell office:value-type="float" office:value="-173.61" calcext:value-type="float">
            <text:p>-173.61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17.21" calcext:value-type="float">
            <text:p>1517.21</text:p>
          </table:table-cell>
          <table:table-cell office:value-type="float" office:value="690.2" calcext:value-type="float">
            <text:p>690.2</text:p>
          </table:table-cell>
          <table:table-cell office:value-type="float" office:value="204.43" calcext:value-type="float">
            <text:p>204.43</text:p>
          </table:table-cell>
          <table:table-cell office:value-type="float" office:value="32.79" calcext:value-type="float">
            <text:p>32.79</text:p>
          </table:table-cell>
          <table:table-cell office:value-type="float" office:value="-157.78" calcext:value-type="float">
            <text:p>-157.78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16.99" calcext:value-type="float">
            <text:p>1516.99</text:p>
          </table:table-cell>
          <table:table-cell office:value-type="float" office:value="789.35" calcext:value-type="float">
            <text:p>789.35</text:p>
          </table:table-cell>
          <table:table-cell office:value-type="float" office:value="210" calcext:value-type="float">
            <text:p>210</text:p>
          </table:table-cell>
          <table:table-cell office:value-type="float" office:value="27.19" calcext:value-type="float">
            <text:p>27.19</text:p>
          </table:table-cell>
          <table:table-cell office:value-type="float" office:value="-142.59" calcext:value-type="float">
            <text:p>-142.59</text:p>
          </table:table-cell>
          <table:table-cell office:value-type="string" calcext:value-type="string">
            <text:p>Successful orbit</text:p>
          </table:table-cell>
          <table:table-cell office:value-type="string" calcext:value-type="string">
            <text:p>Normally unstable flight due to unusual AP maneuver at 55k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5.16" calcext:value-type="float">
            <text:p>1515.16</text:p>
          </table:table-cell>
          <table:table-cell office:value-type="float" office:value="885.41" calcext:value-type="float">
            <text:p>885.41</text:p>
          </table:table-cell>
          <table:table-cell office:value-type="float" office:value="210" calcext:value-type="float">
            <text:p>210</text:p>
          </table:table-cell>
          <table:table-cell office:value-type="float" office:value="83.6" calcext:value-type="float">
            <text:p>83.6</text:p>
          </table:table-cell>
          <table:table-cell office:value-type="float" office:value="-184.65" calcext:value-type="float">
            <text:p>-184.65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8.83" calcext:value-type="float">
            <text:p>1508.83</text:p>
          </table:table-cell>
          <table:table-cell office:value-type="float" office:value="981.43" calcext:value-type="float">
            <text:p>981.43</text:p>
          </table:table-cell>
          <table:table-cell office:value-type="float" office:value="210" calcext:value-type="float">
            <text:p>210</text:p>
          </table:table-cell>
          <table:table-cell office:value-type="float" office:value="76.06" calcext:value-type="float">
            <text:p>76.06</text:p>
          </table:table-cell>
          <table:table-cell office:value-type="float" office:value="-194.75" calcext:value-type="float">
            <text:p>-194.75</text:p>
          </table:table-cell>
          <table:table-cell office:value-type="string" calcext:value-type="string">
            <text:p>Successful orbi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19.06" calcext:value-type="float">
            <text:p>2319.06</text:p>
          </table:table-cell>
          <table:table-cell office:value-type="float" office:value="1078.38" calcext:value-type="float">
            <text:p>1078.38</text:p>
          </table:table-cell>
          <table:table-cell office:value-type="float" office:value="210" calcext:value-type="float">
            <text:p>210</text:p>
          </table:table-cell>
          <table:table-cell office:value-type="float" office:value="77.04" calcext:value-type="float">
            <text:p>77.04</text:p>
          </table:table-cell>
          <table:table-cell office:value-type="float" office:value="-202.36" calcext:value-type="float">
            <text:p>-202.36</text:p>
          </table:table-cell>
          <table:table-cell office:value-type="string" calcext:value-type="string">
            <text:p>Successful orbit</text:p>
          </table:table-cell>
          <table:table-cell office:value-type="string" calcext:value-type="string">
            <text:p>US ejection, numbers are lower than othe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34.06" calcext:value-type="float">
            <text:p>1734.06</text:p>
          </table:table-cell>
          <table:table-cell office:value-type="float" office:value="162.44" calcext:value-type="float">
            <text:p>162.44</text:p>
          </table:table-cell>
          <table:table-cell office:value-type="float" office:value="207.74" calcext:value-type="float">
            <text:p>207.74</text:p>
          </table:table-cell>
          <table:table-cell office:value-type="float" office:value="-48745.46" calcext:value-type="float">
            <text:p>-48745.46</text:p>
          </table:table-cell>
          <table:table-cell office:value-type="float" office:value="-290119.04" calcext:value-type="float">
            <text:p>-290119.04</text:p>
          </table:table-cell>
          <table:table-cell office:value-type="string" calcext:value-type="string">
            <text:p>Passed apoaps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9:15:18.820517518</meta:creation-date>
    <dc:date>2019-06-14T08:26:42.390350603</dc:date>
    <meta:editing-duration>PT1M40S</meta:editing-duration>
    <meta:editing-cycles>2</meta:editing-cycles>
    <meta:generator>LibreOffice/5.1.6.2$Linux_X86_64 LibreOffice_project/10m0$Build-2</meta:generator>
    <meta:document-statistic meta:table-count="1" meta:cell-count="87" meta:object-count="0"/>
  </office:meta>
</office:document-meta>
</file>